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나눔고딕" svg:font-family="나눔고딕" style:font-family-generic="modern" style:font-pitch="variable"/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Century Gothic" svg:font-family="'Century Gothic'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  <style:font-face style:name="나눔바른고딕1" svg:font-family="나눔바른고딕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05cm" fo:margin-left="0.259cm" fo:margin-right="0.152cm" fo:margin-top="0cm" fo:margin-bottom="0cm" table:align="margins" style:writing-mode="lr-tb"/>
    </style:style>
    <style:style style:name="표1.A" style:family="table-column">
      <style:table-column-properties style:column-width="1.293cm" style:rel-column-width="4694*"/>
    </style:style>
    <style:style style:name="표1.B" style:family="table-column">
      <style:table-column-properties style:column-width="2.254cm" style:rel-column-width="8184*"/>
    </style:style>
    <style:style style:name="표1.C" style:family="table-column">
      <style:table-column-properties style:column-width="3.999cm" style:rel-column-width="14518*"/>
    </style:style>
    <style:style style:name="표1.D" style:family="table-column">
      <style:table-column-properties style:column-width="1.998cm" style:rel-column-width="7256*"/>
    </style:style>
    <style:style style:name="표1.E" style:family="table-column">
      <style:table-column-properties style:column-width="5.763cm" style:rel-column-width="20922*"/>
    </style:style>
    <style:style style:name="표1.F" style:family="table-column">
      <style:table-column-properties style:column-width="2.743cm" style:rel-column-width="9961*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표1.B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F1" style:family="table-cell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P1" style:family="paragraph" style:parent-style-name="Standard">
      <style:text-properties style:font-name="나눔고딕" style:font-name-asian="나눔고딕"/>
    </style:style>
    <style:style style:name="P2" style:family="paragraph" style:parent-style-name="Standard">
      <style:paragraph-properties fo:margin-left="0cm" fo:margin-right="0cm" fo:margin-top="0cm" fo:margin-bottom="0cm" fo:line-height="100%" fo:orphans="2" fo:widows="2" fo:text-indent="0.529cm" style:auto-text-indent="false"/>
    </style:style>
    <style:style style:name="P3" style:family="paragraph" style:parent-style-name="Standard">
      <style:paragraph-properties fo:margin-top="0cm" fo:margin-bottom="0cm" fo:line-height="100%" fo:orphans="2" fo:widows="2"/>
    </style:style>
    <style:style style:name="P4" style:family="paragraph" style:parent-style-name="Standard">
      <style:paragraph-properties fo:margin-top="0cm" fo:margin-bottom="0cm" fo:line-height="100%" fo:orphans="2" fo:widows="2"/>
      <style:text-properties style:font-name="나눔고딕" fo:font-size="9pt" style:letter-kerning="true" style:font-name-asian="나눔고딕" style:font-size-asian="9pt" style:font-name-complex="Arial1" style:font-size-complex="9pt"/>
    </style:style>
    <style:style style:name="P5" style:family="paragraph" style:parent-style-name="Standard" style:master-page-name="Standard">
      <style:paragraph-properties style:page-number="auto"/>
      <style:text-properties fo:color="#ff0000" style:font-name="나눔고딕" fo:font-size="6pt" fo:font-weight="bold" style:font-name-asian="나눔고딕" style:font-size-asian="6pt" style:font-weight-asian="bold" style:font-size-complex="6pt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2" fo:widows="2"/>
      <style:text-properties style:font-name="나눔고딕" fo:font-size="12pt" fo:font-weight="bold" style:letter-kerning="true" style:font-name-asian="나눔고딕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cm" fo:line-height="100%" fo:orphans="2" fo:widows="2"/>
      <style:text-properties style:font-name="나눔고딕" fo:font-size="9pt" style:letter-kerning="true" style:font-name-asian="나눔고딕" style:font-size-asian="9pt" style:font-name-complex="Arial1" style:font-size-complex="9pt"/>
    </style:style>
    <style:style style:name="T1" style:family="text">
      <style:text-properties fo:color="#ff0000"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660099" style:font-name="나눔고딕" fo:font-size="9pt" style:text-underline-style="solid" style:text-underline-width="auto" style:text-underline-color="font-color" style:letter-kerning="true" style:font-name-asian="나눔고딕" style:font-size-asian="9pt" style:font-name-complex="Arial1" style:font-size-complex="9pt"/>
    </style:style>
    <style:style style:name="T4" style:family="text">
      <style:text-properties style:font-name="나눔고딕" fo:font-size="9pt" style:letter-kerning="true" style:font-name-asian="나눔고딕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</text:p>
      <text:p text:style-name="P1"><text:span text:style-name="T1">|</text:span><text:span text:style-name="T2"> HTML 4.01 태그 정리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 table:style-name="표1.1">
          <table:table-cell table:style-name="표1.A1" office:value-type="string">
            <text:p text:style-name="P6">그룹</text:p>
          </table:table-cell>
          <table:table-cell table:style-name="표1.B1" office:value-type="string">
            <text:p text:style-name="P6">태그명</text:p>
          </table:table-cell>
          <table:table-cell table:style-name="표1.B1" office:value-type="string">
            <text:p text:style-name="P6">필수속성</text:p>
          </table:table-cell>
          <table:table-cell table:style-name="표1.B1" office:value-type="string">
            <text:p text:style-name="P6">선택속성</text:p>
          </table:table-cell>
          <table:table-cell table:style-name="표1.B1" office:value-type="string">
            <text:p text:style-name="P6">원문 설명</text:p>
          </table:table-cell>
          <table:table-cell table:style-name="표1.F1" office:value-type="string">
            <text:p text:style-name="P6">한글 설명</text:p>
          </table:table-cell>
        </table:table-row>
        <table:table-row table:style-name="표1.1">
          <table:table-cell table:style-name="표1.A1" table:number-rows-spanned="7" office:value-type="string">
            <text:p text:style-name="P4">구조</text:p>
          </table:table-cell>
          <table:table-cell table:style-name="표1.B1" office:value-type="string">
            <text:p text:style-name="P3"><text:a xlink:type="simple" xlink:href="#edef-HTML" text:style-name="Internet_20_link" text:visited-style-name="Visited_20_Internet_20_Link"><text:span text:style-name="T3">HTML</text:span></text:a></text:p>
          </table:table-cell>
          <table:table-cell table:style-name="표1.B1" office:value-type="string">
            <text:p text:style-name="P4">lang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ocument root element</text:p>
          </table:table-cell>
          <table:table-cell table:style-name="표1.F1" office:value-type="string">
            <text:p text:style-name="P4">문서 시작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HEAD" text:style-name="Internet_20_link" text:visited-style-name="Visited_20_Internet_20_Link"><text:span text:style-name="T3">HEAD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ocument head</text:p>
          </table:table-cell>
          <table:table-cell table:style-name="표1.F1" office:value-type="string">
            <text:p text:style-name="P4">문서 헤더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TITLE" text:style-name="Internet_20_link" text:visited-style-name="Visited_20_Internet_20_Link"><text:span text:style-name="T3">TITLE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ocument title</text:p>
          </table:table-cell>
          <table:table-cell table:style-name="표1.F1" office:value-type="string">
            <text:p text:style-name="P4">문서 제목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META" text:style-name="Internet_20_link" text:visited-style-name="Visited_20_Internet_20_Link"><text:span text:style-name="T3">META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generic metainformation</text:p>
          </table:table-cell>
          <table:table-cell table:style-name="표1.F1" office:value-type="string">
            <text:p text:style-name="P4">메타 정보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STYLE" text:style-name="Internet_20_link" text:visited-style-name="Visited_20_Internet_20_Link"><text:span text:style-name="T3">STYLE</text:span></text:a></text:p>
          </table:table-cell>
          <table:table-cell table:style-name="표1.B1" office:value-type="string">
            <text:p text:style-name="P4">Type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style info</text:p>
          </table:table-cell>
          <table:table-cell table:style-name="표1.F1" office:value-type="string">
            <text:p text:style-name="P4">인라인 스타일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LINK" text:style-name="Internet_20_link" text:visited-style-name="Visited_20_Internet_20_Link"><text:span text:style-name="T3">LINK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a media-independent link</text:p>
          </table:table-cell>
          <table:table-cell table:style-name="표1.F1" office:value-type="string">
            <text:p text:style-name="P4"/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BODY" text:style-name="Internet_20_link" text:visited-style-name="Visited_20_Internet_20_Link"><text:span text:style-name="T3">BODY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ocument body</text:p>
          </table:table-cell>
          <table:table-cell table:style-name="표1.F1" office:value-type="string">
            <text:p text:style-name="P4"/>
          </table:table-cell>
        </table:table-row>
        <table:table-row table:style-name="표1.1">
          <table:table-cell table:style-name="표1.A1" office:value-type="string">
            <text:p text:style-name="P4">제목</text:p>
          </table:table-cell>
          <table:table-cell table:style-name="표1.B1" office:value-type="string">
            <text:p text:style-name="P3"><text:a xlink:type="simple" xlink:href="#edef-H1" text:style-name="Internet_20_link" text:visited-style-name="Visited_20_Internet_20_Link">H1</text:a><text:span text:style-name="T3"> ~ H6</text:span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heading</text:p>
          </table:table-cell>
          <table:table-cell table:style-name="표1.F1" office:value-type="string">
            <text:p text:style-name="P4">제목 중요도1~6</text:p>
          </table:table-cell>
        </table:table-row>
        <table:table-row table:style-name="표1.1">
          <table:table-cell table:style-name="표1.A1" table:number-rows-spanned="6" office:value-type="string">
            <text:p text:style-name="P4">목록</text:p>
          </table:table-cell>
          <table:table-cell table:style-name="표1.B1" office:value-type="string">
            <text:p text:style-name="P3"><text:a xlink:type="simple" xlink:href="#edef-UL" text:style-name="Internet_20_link" text:visited-style-name="Visited_20_Internet_20_Link"><text:span text:style-name="T3">UL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unordered list</text:p>
          </table:table-cell>
          <table:table-cell table:style-name="표1.F1" office:value-type="string">
            <text:p text:style-name="P4">비순차 목록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OL" text:style-name="Internet_20_link" text:visited-style-name="Visited_20_Internet_20_Link"><text:span text:style-name="T3">OL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ordered list</text:p>
          </table:table-cell>
          <table:table-cell table:style-name="표1.F1" office:value-type="string">
            <text:p text:style-name="P4">순차목록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LI" text:style-name="Internet_20_link" text:visited-style-name="Visited_20_Internet_20_Link"><text:span text:style-name="T3">LI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list item</text:p>
          </table:table-cell>
          <table:table-cell table:style-name="표1.F1" office:value-type="string">
            <text:p text:style-name="P4">목록 아이템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DL" text:style-name="Internet_20_link" text:visited-style-name="Visited_20_Internet_20_Link"><text:span text:style-name="T3">DL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efinition list</text:p>
          </table:table-cell>
          <table:table-cell table:style-name="표1.F1" office:value-type="string">
            <text:p text:style-name="P4">정의형 목록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DT" text:style-name="Internet_20_link" text:visited-style-name="Visited_20_Internet_20_Link"><text:span text:style-name="T3">DT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efinition term</text:p>
          </table:table-cell>
          <table:table-cell table:style-name="표1.F1" office:value-type="string">
            <text:p text:style-name="P4">용어 정의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DD" text:style-name="Internet_20_link" text:visited-style-name="Visited_20_Internet_20_Link"><text:span text:style-name="T3">DD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definition description</text:p>
          </table:table-cell>
          <table:table-cell table:style-name="표1.F1" office:value-type="string">
            <text:p text:style-name="P4">용어 설명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P" text:style-name="Internet_20_link" text:visited-style-name="Visited_20_Internet_20_Link"><text:span text:style-name="T3">P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paragraph</text:p>
          </table:table-cell>
          <table:table-cell table:style-name="표1.F1" office:value-type="string">
            <text:p text:style-name="P4">문단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BR" text:style-name="Internet_20_link" text:visited-style-name="Visited_20_Internet_20_Link"><text:span text:style-name="T3">BR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forced line break</text:p>
          </table:table-cell>
          <table:table-cell table:style-name="표1.F1" office:value-type="string">
            <text:p text:style-name="P4">개행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IMG" text:style-name="Internet_20_link" text:visited-style-name="Visited_20_Internet_20_Link"><text:span text:style-name="T3">IMG</text:span></text:a></text:p>
          </table:table-cell>
          <table:table-cell table:style-name="표1.B1" office:value-type="string">
            <text:p text:style-name="P4">src, width, height, alt</text:p>
          </table:table-cell>
          <table:table-cell table:style-name="표1.B1" office:value-type="string">
            <text:p text:style-name="P4">usemap</text:p>
          </table:table-cell>
          <table:table-cell table:style-name="표1.B1" office:value-type="string">
            <text:p text:style-name="P4">Embedded image</text:p>
          </table:table-cell>
          <table:table-cell table:style-name="표1.F1" office:value-type="string">
            <text:p text:style-name="P4">전경 이미지</text:p>
          </table:table-cell>
        </table:table-row>
        <table:table-row table:style-name="표1.1">
          <table:table-cell table:style-name="표1.A1" table:number-rows-spanned="3" office:value-type="string">
            <text:p text:style-name="P4">링크</text:p>
          </table:table-cell>
          <table:table-cell table:style-name="표1.B1" office:value-type="string">
            <text:p text:style-name="P3"><text:a xlink:type="simple" xlink:href="#edef-A" text:style-name="Internet_20_link" text:visited-style-name="Visited_20_Internet_20_Link"><text:span text:style-name="T3">A</text:span></text:a></text:p>
          </table:table-cell>
          <table:table-cell table:style-name="표1.B1" office:value-type="string">
            <text:p text:style-name="P4">href</text:p>
          </table:table-cell>
          <table:table-cell table:style-name="표1.B1" office:value-type="string">
            <text:p text:style-name="P4">title</text:p>
          </table:table-cell>
          <table:table-cell table:style-name="표1.B1" office:value-type="string">
            <text:p text:style-name="P4">anchor</text:p>
          </table:table-cell>
          <table:table-cell table:style-name="표1.F1" office:value-type="string">
            <text:p text:style-name="P4">링크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MAP" text:style-name="Internet_20_link" text:visited-style-name="Visited_20_Internet_20_Link"><text:span text:style-name="T3">MAP</text:span></text:a></text:p>
          </table:table-cell>
          <table:table-cell table:style-name="표1.B1" office:value-type="string">
            <text:p text:style-name="P4">name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client-side image map</text:p>
          </table:table-cell>
          <table:table-cell table:style-name="표1.F1" office:value-type="string">
            <text:p text:style-name="P4">이미지맵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AREA" text:style-name="Internet_20_link" text:visited-style-name="Visited_20_Internet_20_Link"><text:span text:style-name="T4">AREA</text:span></text:a></text:p>
          </table:table-cell>
          <table:table-cell table:style-name="표1.B1" office:value-type="string">
            <text:p text:style-name="P4">href, alt</text:p>
          </table:table-cell>
          <table:table-cell table:style-name="표1.B1" office:value-type="string">
            <text:p text:style-name="P4">title</text:p>
          </table:table-cell>
          <table:table-cell table:style-name="표1.B1" office:value-type="string">
            <text:p text:style-name="P4">client-side image map area</text:p>
          </table:table-cell>
          <table:table-cell table:style-name="표1.F1" office:value-type="string">
            <text:p text:style-name="P4">맵 영역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DIV" text:style-name="Internet_20_link" text:visited-style-name="Visited_20_Internet_20_Link"><text:span text:style-name="T3">DIV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generic language/style container</text:p>
          </table:table-cell>
          <table:table-cell table:style-name="표1.F1" office:value-type="string">
            <text:p text:style-name="P4">블록 스타일링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SPAN" text:style-name="Internet_20_link" text:visited-style-name="Visited_20_Internet_20_Link"><text:span text:style-name="T3">SPAN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generic language/style container</text:p>
          </table:table-cell>
          <table:table-cell table:style-name="표1.F1" office:value-type="string">
            <text:p text:style-name="P4">인라인 스타일링</text:p>
          </table:table-cell>
        </table:table-row>
        <table:table-row table:style-name="표1.1">
          <table:table-cell table:style-name="표1.A1" table:number-rows-spanned="2" office:value-type="string">
            <text:p text:style-name="P4">강조</text:p>
          </table:table-cell>
          <table:table-cell table:style-name="표1.B1" office:value-type="string">
            <text:p text:style-name="P3"><text:a xlink:type="simple" xlink:href="#edef-EM" text:style-name="Internet_20_link" text:visited-style-name="Visited_20_Internet_20_Link"><text:span text:style-name="T3">EM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emphasis</text:p>
          </table:table-cell>
          <table:table-cell table:style-name="표1.F1" office:value-type="string">
            <text:p text:style-name="P4">강조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STRONG" text:style-name="Internet_20_link" text:visited-style-name="Visited_20_Internet_20_Link"><text:span text:style-name="T3">STRONG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strong emphasis</text:p>
          </table:table-cell>
          <table:table-cell table:style-name="표1.F1" office:value-type="string">
            <text:p text:style-name="P4">강한 강조</text:p>
          </table:table-cell>
        </table:table-row>
        <table:table-row table:style-name="표1.1">
          <table:table-cell table:style-name="표1.A1" table:number-rows-spanned="9" office:value-type="string">
            <text:p text:style-name="P4">테이블</text:p>
          </table:table-cell>
          <table:table-cell table:style-name="표1.B1" office:value-type="string">
            <text:p text:style-name="P3"><text:a xlink:type="simple" xlink:href="#edef-TABLE" text:style-name="Internet_20_link" text:visited-style-name="Visited_20_Internet_20_Link"><text:span text:style-name="T3">TABLE</text:span></text:a></text:p>
          </table:table-cell>
          <table:table-cell table:style-name="표1.B1" office:value-type="string">
            <text:p text:style-name="P4">cellpadding, cellspacing, border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</text:p>
          </table:table-cell>
          <table:table-cell table:style-name="표1.F1" office:value-type="string">
            <text:p text:style-name="P4">정보 테이블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CAPTION" text:style-name="Internet_20_link" text:visited-style-name="Visited_20_Internet_20_Link"><text:span text:style-name="T3">CAPTION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caption</text:p>
          </table:table-cell>
          <table:table-cell table:style-name="표1.F1" office:value-type="string">
            <text:p text:style-name="P4">표 제목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COL" text:style-name="Internet_20_link" text:visited-style-name="Visited_20_Internet_20_Link"><text:span text:style-name="T3">COL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column</text:p>
          </table:table-cell>
          <table:table-cell table:style-name="표1.F1" office:value-type="string">
            <text:p text:style-name="P4">열 너비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THEAD" text:style-name="Internet_20_link" text:visited-style-name="Visited_20_Internet_20_Link"><text:span text:style-name="T3">THEAD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header</text:p>
          </table:table-cell>
          <table:table-cell table:style-name="표1.F1" office:value-type="string">
            <text:p text:style-name="P4">테이블 헤더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TR" text:style-name="Internet_20_link" text:visited-style-name="Visited_20_Internet_20_Link"><text:span text:style-name="T3">TR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row</text:p>
          </table:table-cell>
          <table:table-cell table:style-name="표1.F1" office:value-type="string">
            <text:p text:style-name="P4">테이블 행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TH" text:style-name="Internet_20_link" text:visited-style-name="Visited_20_Internet_20_Link"><text:span text:style-name="T3">TH</text:span></text:a></text:p>
          </table:table-cell>
          <table:table-cell table:style-name="표1.B1" office:value-type="string">
            <text:p text:style-name="P4">scope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header cell</text:p>
          </table:table-cell>
          <table:table-cell table:style-name="표1.F1" office:value-type="string">
            <text:p text:style-name="P4">테이블 헤더셀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TFOOT" text:style-name="Internet_20_link" text:visited-style-name="Visited_20_Internet_20_Link"><text:span text:style-name="T3">TFOOT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footer</text:p>
          </table:table-cell>
          <table:table-cell table:style-name="표1.F1" office:value-type="string">
            <text:p text:style-name="P4">테이블 푸터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TBODY" text:style-name="Internet_20_link" text:visited-style-name="Visited_20_Internet_20_Link"><text:span text:style-name="T3">TBODY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body</text:p>
          </table:table-cell>
          <table:table-cell table:style-name="표1.F1" office:value-type="string">
            <text:p text:style-name="P4">테이블 본문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TD" text:style-name="Internet_20_link" text:visited-style-name="Visited_20_Internet_20_Link"><text:span text:style-name="T3">TD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table data cell</text:p>
          </table:table-cell>
          <table:table-cell table:style-name="표1.F1" office:value-type="string">
            <text:p text:style-name="P4">테이블 데이터</text:p>
          </table:table-cell>
        </table:table-row>
        <table:table-row table:style-name="표1.1">
          <table:table-cell table:style-name="표1.A1" table:number-rows-spanned="9" office:value-type="string">
            <text:p text:style-name="P4">폼</text:p>
          </table:table-cell>
          <table:table-cell table:style-name="표1.B1" office:value-type="string">
            <text:p text:style-name="P3"><text:a xlink:type="simple" xlink:href="#edef-FORM" text:style-name="Internet_20_link" text:visited-style-name="Visited_20_Internet_20_Link"><text:span text:style-name="T3">FORM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interactive form</text:p>
          </table:table-cell>
          <table:table-cell table:style-name="표1.F1" office:value-type="string">
            <text:p text:style-name="P4">사용자 입력 폼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FIELDSET" text:style-name="Internet_20_link" text:visited-style-name="Visited_20_Internet_20_Link"><text:span text:style-name="T3">FIELDSET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form control group</text:p>
          </table:table-cell>
          <table:table-cell table:style-name="표1.F1" office:value-type="string">
            <text:p text:style-name="P4">폼 그룹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LEGEND" text:style-name="Internet_20_link" text:visited-style-name="Visited_20_Internet_20_Link"><text:span text:style-name="T3">LEGEND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fieldset legend</text:p>
          </table:table-cell>
          <table:table-cell table:style-name="표1.F1" office:value-type="string">
            <text:p text:style-name="P4">폼 그룹 범례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INPUT" text:style-name="Internet_20_link" text:visited-style-name="Visited_20_Internet_20_Link"><text:span text:style-name="T3">INPUT</text:span></text:a></text:p>
          </table:table-cell>
          <table:table-cell table:style-name="표1.B1" office:value-type="string">
            <text:p text:style-name="P4">type, id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form control</text:p>
          </table:table-cell>
          <table:table-cell table:style-name="표1.F1" office:value-type="string">
            <text:p text:style-name="P4">사용자 입력형식 제어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BUTTON" text:style-name="Internet_20_link" text:visited-style-name="Visited_20_Internet_20_Link"><text:span text:style-name="T3">BUTTON</text:span></text:a></text:p>
          </table:table-cell>
          <table:table-cell table:style-name="표1.B1" office:value-type="string">
            <text:p text:style-name="P4">type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push button</text:p>
          </table:table-cell>
          <table:table-cell table:style-name="표1.F1" office:value-type="string">
            <text:p text:style-name="P4">폼 엑션 제어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LABEL" text:style-name="Internet_20_link" text:visited-style-name="Visited_20_Internet_20_Link"><text:span text:style-name="T3">LABEL</text:span></text:a></text:p>
          </table:table-cell>
          <table:table-cell table:style-name="표1.B1" office:value-type="string">
            <text:p text:style-name="P4">for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form field label text</text:p>
          </table:table-cell>
          <table:table-cell table:style-name="표1.F1" office:value-type="string">
            <text:p text:style-name="P4">레이블 텍스트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SELECT" text:style-name="Internet_20_link" text:visited-style-name="Visited_20_Internet_20_Link"><text:span text:style-name="T3">SELECT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option selector</text:p>
          </table:table-cell>
          <table:table-cell table:style-name="표1.F1" office:value-type="string">
            <text:p text:style-name="P4">선택 콤보상자</text:p>
          </table:table-cell>
        </table:table-row>
        <table:table-row table:style-name="표1.1">
          <table:covered-table-cell/>
          <table:table-cell table:style-name="표1.B1" office:value-type="string">
            <text:p text:style-name="P2"><text:a xlink:type="simple" xlink:href="#edef-OPTION" text:style-name="Internet_20_link" text:visited-style-name="Visited_20_Internet_20_Link"><text:span text:style-name="T3">OPTION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selectable choice</text:p>
          </table:table-cell>
          <table:table-cell table:style-name="표1.F1" office:value-type="string">
            <text:p text:style-name="P4">선택 옵션</text:p>
          </table:table-cell>
        </table:table-row>
        <table:table-row table:style-name="표1.1">
          <table:covered-table-cell/>
          <table:table-cell table:style-name="표1.B1" office:value-type="string">
            <text:p text:style-name="P3"><text:a xlink:type="simple" xlink:href="#edef-TEXTAREA" text:style-name="Internet_20_link" text:visited-style-name="Visited_20_Internet_20_Link"><text:span text:style-name="T3">TEXTAREA</text:span></text:a></text:p>
          </table:table-cell>
          <table:table-cell table:style-name="표1.B1" office:value-type="string">
            <text:p text:style-name="P4">cols, rows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multi-line text field</text:p>
          </table:table-cell>
          <table:table-cell table:style-name="표1.F1" office:value-type="string">
            <text:p text:style-name="P4">다중텍스트 입력필드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IFRAME" text:style-name="Internet_20_link" text:visited-style-name="Visited_20_Internet_20_Link"><text:span text:style-name="T3">IFRAME</text:span></text:a></text:p>
          </table:table-cell>
          <table:table-cell table:style-name="표1.B1" office:value-type="string">
            <text:p text:style-name="P4">src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inline subwindow</text:p>
          </table:table-cell>
          <table:table-cell table:style-name="표1.F1" office:value-type="string">
            <text:p text:style-name="P4">인라인 프레임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ADDRESS" text:style-name="Internet_20_link" text:visited-style-name="Visited_20_Internet_20_Link"><text:span text:style-name="T3">ADDRESS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information on author</text:p>
          </table:table-cell>
          <table:table-cell table:style-name="표1.F1" office:value-type="string">
            <text:p text:style-name="P4">저자, 연락처 정보</text:p>
          </table:table-cell>
        </table:table-row>
        <table:table-row table:style-name="표1.1">
          <table:table-cell table:style-name="표1.A1" office:value-type="string">
            <text:p text:style-name="P4"/>
          </table:table-cell>
          <table:table-cell table:style-name="표1.B1" office:value-type="string">
            <text:p text:style-name="P3"><text:a xlink:type="simple" xlink:href="#edef-HR" text:style-name="Internet_20_link" text:visited-style-name="Visited_20_Internet_20_Link"><text:span text:style-name="T3">HR</text:span></text:a></text:p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/>
          </table:table-cell>
          <table:table-cell table:style-name="표1.B1" office:value-type="string">
            <text:p text:style-name="P4">horizontal rule</text:p>
          </table:table-cell>
          <table:table-cell table:style-name="표1.F1" office:value-type="string">
            <text:p text:style-name="P4">수평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나눔고딕" svg:font-family="나눔고딕" style:font-family-generic="modern" style:font-pitch="variable"/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Century Gothic" svg:font-family="'Century Gothic'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  <style:font-face style:name="나눔바른고딕1" svg:font-family="나눔바른고딕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8%" fo:text-align="justify" style:justify-single-word="false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cm" fo:margin-bottom="0.52cm" fo:margin-left="1.27cm" fo:margin-right="1.2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5-12-04T10:04:24.28</meta:creation-date>
    <meta:editing-duration>PT54S</meta:editing-duration>
    <meta:generator>OpenOffice/4.1.1$Win32 OpenOffice.org_project/411m6$Build-9775</meta:generator>
    <meta:document-statistic meta:table-count="1" meta:image-count="0" meta:object-count="0" meta:page-count="1" meta:paragraph-count="163" meta:word-count="417" meta:character-count="1308"/>
    <dc:date>2015-12-04T10:05:18.52</dc:date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